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2年1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6"/>January - 2013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567753" calcext:value-type="float">
            <text:p><text:s/>567,753 </text:p>
          </table:table-cell>
          <table:table-cell table:style-name="ce30" office:value-type="float" office:value="2080" calcext:value-type="float">
            <text:p><text:s/>2,080 </text:p>
          </table:table-cell>
          <table:table-cell table:style-name="ce30" office:value-type="float" office:value="28696" calcext:value-type="float">
            <text:p><text:s/>28,69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5" calcext:value-type="float">
            <text:p><text:s/>25 </text:p>
          </table:table-cell>
          <table:table-cell table:style-name="ce30" office:value-type="float" office:value="536087" calcext:value-type="float">
            <text:p><text:s/>536,087 </text:p>
          </table:table-cell>
          <table:table-cell table:style-name="ce30" office:value-type="float" office:value="17" calcext:value-type="float">
            <text:p><text:s/>17 </text:p>
          </table:table-cell>
          <table:table-cell table:style-name="ce30" office:value-type="float" office:value="1114" calcext:value-type="float">
            <text:p><text:s/>1,114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911" calcext:value-type="float">
            <text:p><text:s/>3,911 </text:p>
          </table:table-cell>
          <table:table-cell table:style-name="ce30" office:value-type="float" office:value="2970" calcext:value-type="float">
            <text:p><text:s/>2,970 </text:p>
          </table:table-cell>
          <table:table-cell table:style-name="ce30" office:value-type="float" office:value="941" calcext:value-type="float">
            <text:p><text:s/>941 </text:p>
          </table:table-cell>
          <table:table-cell table:number-columns-repeated="2" table:style-name="ce30" office:value-type="float" office:value="7" calcext:value-type="float">
            <text:p><text:s/>7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79337" calcext:value-type="float">
            <text:p><text:s/>179,337 </text:p>
          </table:table-cell>
          <table:table-cell table:style-name="ce30" office:value-type="float" office:value="657" calcext:value-type="float">
            <text:p><text:s/>65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532" calcext:value-type="float">
            <text:p><text:s/>178,532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30" calcext:value-type="float">
            <text:p><text:s/>43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032" calcext:value-type="float">
            <text:p><text:s/>1,032 </text:p>
          </table:table-cell>
          <table:table-cell table:style-name="ce30" office:value-type="float" office:value="805" calcext:value-type="float">
            <text:p><text:s/>805 </text:p>
          </table:table-cell>
          <table:table-cell table:style-name="ce30" office:value-type="float" office:value="227" calcext:value-type="float">
            <text:p><text:s/>227 </text:p>
          </table:table-cell>
          <table:table-cell table:number-columns-repeated="2" table:style-name="ce30" office:value-type="float" office:value="2" calcext:value-type="float">
            <text:p><text:s/>2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2217" calcext:value-type="float">
            <text:p><text:s/>82,217 </text:p>
          </table:table-cell>
          <table:table-cell table:style-name="ce30" office:value-type="float" office:value="563" calcext:value-type="float">
            <text:p><text:s/>563 </text:p>
          </table:table-cell>
          <table:table-cell table:style-name="ce30" office:value-type="float" office:value="6562" calcext:value-type="float">
            <text:p><text:s/>6,5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75179" calcext:value-type="float">
            <text:p><text:s/>75,17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28" calcext:value-type="float">
            <text:p><text:s/>42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610" calcext:value-type="float">
            <text:p><text:s/>610 </text:p>
          </table:table-cell>
          <table:table-cell table:style-name="ce30" office:value-type="float" office:value="476" calcext:value-type="float">
            <text:p><text:s/>476 </text:p>
          </table:table-cell>
          <table:table-cell table:style-name="ce30" office:value-type="float" office:value="134" calcext:value-type="float">
            <text:p><text:s/>134 </text:p>
          </table:table-cell>
          <table:table-cell table:number-columns-repeated="2" table:style-name="ce30" office:value-type="float" office:value="5" calcext:value-type="float">
            <text:p><text:s/>5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0972" calcext:value-type="float">
            <text:p><text:s/>50,972 </text:p>
          </table:table-cell>
          <table:table-cell table:style-name="ce30" office:value-type="float" office:value="82" calcext:value-type="float">
            <text:p><text:s/>82 </text:p>
          </table:table-cell>
          <table:table-cell table:style-name="ce30" office:value-type="float" office:value="7908" calcext:value-type="float">
            <text:p><text:s/>7,908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" calcext:value-type="float">
            <text:p><text:s/>6 </text:p>
          </table:table-cell>
          <table:table-cell table:style-name="ce30" office:value-type="float" office:value="42680" calcext:value-type="float">
            <text:p><text:s/>42,68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71" calcext:value-type="float">
            <text:p><text:s/>71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389" calcext:value-type="float">
            <text:p><text:s/>389 </text:p>
          </table:table-cell>
          <table:table-cell table:style-name="ce30" office:value-type="float" office:value="384" calcext:value-type="float">
            <text:p><text:s/>384 </text:p>
          </table:table-cell>
          <table:table-cell table:style-name="ce30" office:value-type="float" office:value="5" calcext:value-type="float">
            <text:p><text:s/>5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1010" calcext:value-type="float">
            <text:p><text:s/>21,010 </text:p>
          </table:table-cell>
          <table:table-cell table:style-name="ce30" office:value-type="float" office:value="40" calcext:value-type="float">
            <text:p><text:s/>40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7242" calcext:value-type="float">
            <text:p><text:s/>17,24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0" calcext:value-type="float">
            <text:p><text:s/>4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159" calcext:value-type="float">
            <text:p><text:s/>15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4786" calcext:value-type="float">
            <text:p><text:s/>114,786 </text:p>
          </table:table-cell>
          <table:table-cell table:style-name="ce30" office:value-type="float" office:value="593" calcext:value-type="float">
            <text:p><text:s/>59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4160" calcext:value-type="float">
            <text:p><text:s/>114,16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67" calcext:value-type="float">
            <text:p><text:s/>67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983" calcext:value-type="float">
            <text:p><text:s/>983 </text:p>
          </table:table-cell>
          <table:table-cell table:style-name="ce30" office:value-type="float" office:value="457" calcext:value-type="float">
            <text:p><text:s/>457 </text:p>
          </table:table-cell>
          <table:table-cell table:style-name="ce30" office:value-type="float" office:value="526" calcext:value-type="float">
            <text:p><text:s/>526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16738" calcext:value-type="float">
            <text:p><text:s/>116,738 </text:p>
          </table:table-cell>
          <table:table-cell table:style-name="ce30" office:value-type="float" office:value="145" calcext:value-type="float">
            <text:p><text:s/>145 </text:p>
          </table:table-cell>
          <table:table-cell table:style-name="ce30" office:value-type="float" office:value="9967" calcext:value-type="float">
            <text:p><text:s/>9,96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8" calcext:value-type="float">
            <text:p><text:s/>18 </text:p>
          </table:table-cell>
          <table:table-cell table:style-name="ce30" office:value-type="float" office:value="106088" calcext:value-type="float">
            <text:p><text:s/>106,088 </text:p>
          </table:table-cell>
          <table:table-cell table:style-name="ce30" office:value-type="float" office:value="16" calcext:value-type="float">
            <text:p><text:s/>16 </text:p>
          </table:table-cell>
          <table:table-cell table:style-name="ce30" office:value-type="float" office:value="78" calcext:value-type="float">
            <text:p><text:s/>78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732" calcext:value-type="float">
            <text:p><text:s/>732 </text:p>
          </table:table-cell>
          <table:table-cell table:style-name="ce30" office:value-type="float" office:value="683" calcext:value-type="float">
            <text:p><text:s/>683 </text:p>
          </table:table-cell>
          <table:table-cell table:style-name="ce30" office:value-type="float" office:value="49" calcext:value-type="float">
            <text:p><text:s/>4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697" calcext:value-type="float">
            <text:p><text:s/>2,697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018" calcext:value-type="float">
            <text:p><text:s/>1,01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38285" calcext:value-type="float">
            <text:p><text:s/>38,28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074" calcext:value-type="float">
            <text:p><text:s/>37,074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478" calcext:value-type="float">
            <text:p><text:s/>478 </text:p>
          </table:table-cell>
          <table:table-cell table:style-name="ce31" office:value-type="float" office:value="477" calcext:value-type="float">
            <text:p><text:s/>477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080" calcext:value-type="float">
            <text:p><text:s/>5,080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946" calcext:value-type="float">
            <text:p><text:s/>3,94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1816" calcext:value-type="float">
            <text:p><text:s/>1,816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800" calcext:value-type="float">
            <text:p><text:s/>1,800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8" calcext:value-type="float">
            <text:p><text:s/>8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7" calcext:value-type="float">
            <text:p><text:s/>17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5248" calcext:value-type="float">
            <text:p><text:s/>5,248 </text:p>
          </table:table-cell>
          <table:table-cell table:style-name="ce31" office:value-type="float" office:value="13" calcext:value-type="float">
            <text:p><text:s/>13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969" calcext:value-type="float">
            <text:p><text:s/>4,969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40" calcext:value-type="float">
            <text:p><text:s/>4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893" calcext:value-type="float">
            <text:p><text:s/>1,893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785" calcext:value-type="float">
            <text:p><text:s/>1,78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241" calcext:value-type="float">
            <text:p><text:s/>2,241 </text:p>
          </table:table-cell>
          <table:table-cell table:style-name="ce31" office:value-type="float" office:value="10" calcext:value-type="float">
            <text:p><text:s/>10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924" calcext:value-type="float">
            <text:p><text:s/>1,9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603" calcext:value-type="float">
            <text:p><text:s/>2,60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237" calcext:value-type="float">
            <text:p><text:s/>2,23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51" calcext:value-type="float">
            <text:p><text:s/>13,051 </text:p>
          </table:table-cell>
          <table:table-cell table:style-name="ce31" office:value-type="float" office:value="14" calcext:value-type="float">
            <text:p><text:s/>14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92" calcext:value-type="float">
            <text:p><text:s/>12,1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16" calcext:value-type="float">
            <text:p><text:s/>16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12" calcext:value-type="float">
            <text:p><text:s/>1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658" calcext:value-type="float">
            <text:p><text:s/>658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42" calcext:value-type="float">
            <text:p><text:s/>642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6" calcext:value-type="float">
            <text:p><text:s/>1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650" calcext:value-type="float">
            <text:p><text:s/>2,650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647" calcext:value-type="float">
            <text:p><text:s/>2,647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61" calcext:value-type="float">
            <text:p><text:s/>61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1" calcext:value-type="float">
            <text:p><text:s/>61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435" calcext:value-type="float">
            <text:p><text:s/>17,435 </text:p>
          </table:table-cell>
          <table:table-cell table:style-name="ce31" office:value-type="float" office:value="23" calcext:value-type="float">
            <text:p><text:s/>23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482" calcext:value-type="float">
            <text:p><text:s/>16,48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42" calcext:value-type="float">
            <text:p><text:s/>42 </text:p>
          </table:table-cell>
          <table:table-cell table:number-columns-repeated="2" table:style-name="ce31" office:value-type="float" office:value="21" calcext:value-type="float">
            <text:p><text:s/>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035" calcext:value-type="float">
            <text:p><text:s/>7,035 </text:p>
          </table:table-cell>
          <table:table-cell table:style-name="ce31" office:value-type="float" office:value="38" calcext:value-type="float">
            <text:p><text:s/>38 </text:p>
          </table:table-cell>
          <table:table-cell table:style-name="ce31" office:value-type="float" office:value="150" calcext:value-type="float">
            <text:p><text:s/>15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8" calcext:value-type="float">
            <text:p><text:s/>18 </text:p>
          </table:table-cell>
          <table:table-cell table:style-name="ce31" office:value-type="float" office:value="6860" calcext:value-type="float">
            <text:p><text:s/>6,86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5985" calcext:value-type="float">
            <text:p><text:s/>15,985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451" calcext:value-type="float">
            <text:p><text:s/>12,45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3" calcext:value-type="float">
            <text:p><text:s/>1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693" calcext:value-type="float">
            <text:p><text:s/>2,693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206" calcext:value-type="float">
            <text:p><text:s/>2,206 </text:p>
          </table:table-cell>
          <table:table-cell table:number-columns-repeated="5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6" calcext:value-type="float">
            <text:p><text:s/>6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166" calcext:value-type="float">
            <text:p><text:s/>2,166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2160" calcext:value-type="float">
            <text:p><text:s/>2,160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27" calcext:value-type="float">
            <text:p><text:s/>5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6" calcext:value-type="float">
            <text:p><text:s/>46 </text:p>
          </table:table-cell>
          <table:table-cell table:number-columns-repeated="10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3-03-06T16:59:20</dc:date>
    <meta:print-date>2007-08-08T17:17:22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